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239cm"/>
    </style:style>
    <style:style style:name="co5" style:family="table-column">
      <style:table-column-properties fo:break-before="auto" style:column-width="1.991cm"/>
    </style:style>
    <style:style style:name="co6" style:family="table-column">
      <style:table-column-properties fo:break-before="auto" style:column-width="6.962cm"/>
    </style:style>
    <style:style style:name="co7" style:family="table-column">
      <style:table-column-properties fo:break-before="auto" style:column-width="3.103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impleWatch </text:p>
          </table:table-cell>
          <table:table-cell office:value-type="string" calcext:value-type="string">
            <text:p>BOM</text:p>
          </table:table-cell>
          <table:table-cell table:number-columns-repeated="3"/>
          <table:table-cell table:style-name="Default" office:value-type="string" calcext:value-type="string">
            <text:p>BT, BMS, LED-Output, Light-Sensor, Gyro</text:p>
          </table:table-cell>
          <table:table-cell/>
          <table:table-cell office:value-type="string" calcext:value-type="string">
            <text:p>30cm pcb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No:</text:p>
          </table:table-cell>
          <table:table-cell office:value-type="string" calcext:value-type="string">
            <text:p>Mfr. No:</text:p>
          </table:table-cell>
          <table:table-cell office:value-type="string" calcext:value-type="string">
            <text:p>Total Price</text:p>
          </table:table-cell>
          <table:table-cell table:style-name="Default" office:value-type="string" calcext:value-type="string">
            <text:p>Datash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52810-QFAA-T</text:p>
          </table:table-cell>
          <table:table-cell office:value-type="string" calcext:value-type="string">
            <text:p>nRF52810-QFAA-T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a xlink:href="https://www.mouser.at/datasheet/2/297/nRF52810_PB_v1.1-1146849.pdf" xlink:type="simple">nRF52810-QFAA-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41201NC3060</text:p>
          </table:table-cell>
          <table:table-cell office:value-type="string" calcext:value-type="string">
            <text:p>1541201NC306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www.mouser.at/datasheet/2/445/1541201NC3060-1715557.pdf" xlink:type="simple">1541201NC306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5-AS7038RB-COLM</text:p>
          </table:table-cell>
          <table:table-cell office:value-type="string" calcext:value-type="string">
            <text:p>AS7038RB-COLM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<text:a xlink:href="https://www.mouser.at/datasheet/2/588/AS7038RB_DS000726_2_00-1903063.pdf" xlink:type="simple">AS7038RB-COL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9-I4IOE5V96224ZLEX</text:p>
          </table:table-cell>
          <table:table-cell office:value-type="string" calcext:value-type="string">
            <text:p>PI4IOE5V96224ZLEX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<text:a xlink:href="https://www.mouser.at/datasheet/2/115/DIOD_S_A0004145348_1-2542665.pdf" xlink:type="simple">PI4IOE5V96224ZLE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8-MXC4005XC</text:p>
          </table:table-cell>
          <table:table-cell office:value-type="string" calcext:value-type="string">
            <text:p>MXC4005XC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<text:a xlink:href="https://www.mouser.at/datasheet/2/821/Memsic_08302019_MXC400xXC_Datasheet_Rev_B-1892039.pdf" xlink:type="simple">MXC4005XC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4-CP2102NA02GQFN20</text:p>
          </table:table-cell>
          <table:table-cell office:value-type="string" calcext:value-type="string">
            <text:p>CP2102N-A02-GQFN2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<text:a xlink:href="https://www.mouser.at/datasheet/2/368/cp2102n_datasheet-1634912.pdf" xlink:type="simple">CP2102N-A02-GQFN2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S61085DGKR</text:p>
          </table:table-cell>
          <table:table-cell/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1-AP9101CAK6ABTRG1</text:p>
          </table:table-cell>
          <table:table-cell table:style-name="ce2" office:value-type="string" calcext:value-type="string">
            <text:p>AP9101CAK6-ABTRG1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mouser.at/datasheet/2/115/DIOD_S_A0007229744_1-2542938.pdf" xlink:type="simple">AP9101CAK6-ABTRG1</text:a></text:p>
          </table:table-cell>
          <table:table-cell office:value-type="string" calcext:value-type="string">
            <text:p>XB8089D</text:p>
          </table:table-cell>
          <table:table-cell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BQ25040DQCR</text:p>
          </table:table-cell>
          <table:table-cell office:value-type="string" calcext:value-type="string">
            <text:p>BQ25040DQC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a xlink:href="http://www.ti.com/general/docs/suppproductinfo.tsp?distId=26&amp;gotoUrl=http%3A%2F%2Fwww.ti.com%2Flit%2Fgpn%2Fbq25040" xlink:type="simple">BQ25040DQCR</text:a></text:p>
          </table:table-cell>
          <table:table-cell office:value-type="string" calcext:value-type="string">
            <text:p>BQ24092DGQR</text:p>
          </table:table-cell>
          <table:table-cell/>
        </table:table-row>
        <table:table-row table:style-name="ro1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TPS25200QDRVRQ1</text:p>
          </table:table-cell>
          <table:table-cell office:value-type="string" calcext:value-type="string">
            <text:p>TPS25200QDRVRQ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a xlink:href="http://www.ti.com/general/docs/suppproductinfo.tsp?distId=26&amp;gotoUrl=http%3A%2F%2Fwww.ti.com%2Flit%2Fgpn%2Ftps25200-q1" xlink:type="simple">TPS25200QDRVRQ1</text:a></text:p>
          </table:table-cell>
          <table:table-cell office:value-type="string" calcext:value-type="string">
            <text:p>TPS259621</text:p>
          </table:table-cell>
          <table:table-cell/>
        </table:table-row>
        <table:table-row table:style-name="ro1"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TPS54231DR</text:p>
          </table:table-cell>
          <table:table-cell office:value-type="string" calcext:value-type="string">
            <text:p>TPS54231DR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<text:a xlink:href="http://www.ti.com/general/docs/suppproductinfo.tsp?distId=26&amp;gotoUrl=http%3A%2F%2Fwww.ti.com%2Flit%2Fgpn%2Ftps54231" xlink:type="simple">TPS54231DR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0:57:24.867275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T1H5M57S</meta:editing-duration>
    <meta:editing-cycles>9</meta:editing-cycles>
    <meta:generator>LibreOffice/7.0.4.2$Linux_X86_64 LibreOffice_project/00$Build-2</meta:generator>
    <dc:date>2022-06-20T17:08:29.027899693</dc:date>
    <meta:document-statistic meta:table-count="1" meta:cell-count="78" meta:object-count="0"/>
  </office:meta>
</office:document-meta>
</file>